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3:01:17.146149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4T16:25:27.294347391</dc:date>
    <meta:editing-duration>PT20H26M10S</meta:editing-duration>
    <meta:editing-cycles>95</meta:editing-cycles>
    <meta:print-date>2020-12-20T13:26:04.584060117</meta:print-date>
    <meta:document-statistic meta:table-count="9" meta:cell-count="2944" meta:object-count="0"/>
  </office:meta>
</office:document-meta>
</file>